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04d" officeooo:paragraph-rsid="0018104d"/>
    </style:style>
    <style:style style:name="P2" style:family="paragraph" style:parent-style-name="Standard">
      <style:text-properties officeooo:rsid="0018104d" officeooo:paragraph-rsid="0018104d"/>
    </style:style>
    <style:style style:name="P3" style:family="paragraph" style:parent-style-name="Standard">
      <style:text-properties officeooo:rsid="0019ed9f" officeooo:paragraph-rsid="0019ed9f"/>
    </style:style>
    <style:style style:name="P4" style:family="paragraph" style:parent-style-name="Standard">
      <style:text-properties fo:color="#800000" officeooo:rsid="0019ed9f" officeooo:paragraph-rsid="0019ed9f"/>
    </style:style>
    <style:style style:name="P5" style:family="paragraph" style:parent-style-name="Standard">
      <style:text-properties fo:font-weight="bold" officeooo:rsid="0019ed9f" officeooo:paragraph-rsid="0019ed9f" style:font-weight-asian="bold" style:font-weight-complex="bold"/>
    </style:style>
    <style:style style:name="P6" style:family="paragraph" style:parent-style-name="Standard">
      <style:text-properties fo:color="#000000" officeooo:rsid="0019ed9f" officeooo:paragraph-rsid="0019ed9f"/>
    </style:style>
    <style:style style:name="P7" style:family="paragraph" style:parent-style-name="Standard">
      <style:text-properties fo:color="#000000" officeooo:rsid="001b8648" officeooo:paragraph-rsid="001b8648"/>
    </style:style>
    <style:style style:name="P8" style:family="paragraph" style:parent-style-name="Standard">
      <style:text-properties fo:color="#801900" officeooo:rsid="001b8648" officeooo:paragraph-rsid="001b864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cc" fo:font-size="15pt" fo:font-weight="bold" style:font-size-asian="15pt" style:font-weight-asian="bold" style:font-size-complex="1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 text:c="2"/><text:tab/> <text:s text:c="14"/><text:span text:style-name="T2">DOCKER - SIMPLE NODE.JS APPLICATION</text:span> </text:p>
      <text:p text:style-name="P1"/>
      <text:p text:style-name="P1"/>
      <text:p text:style-name="P1"><text:tab/><text:tab/>Now we are going to see about simple nodejs application build using docker ... </text:p>
      <text:p text:style-name="P1"/>
      <text:p text:style-name="P1"/>
      <text:p text:style-name="P3">STEP-1 : </text:p>
      <text:p text:style-name="P3"><text:s text:c="16"/><text:span text:style-name="T1"># mkdir newnode</text:span></text:p>
      <text:p text:style-name="P5"><text:s text:c="16"/># cd newnode</text:p>
      <text:p text:style-name="P3"><text:s text:c="7"/></text:p>
      <text:p text:style-name="P3">Run the following command to create the package.json file</text:p>
      <text:p text:style-name="P3"><text:s text:c="16"/><text:span text:style-name="T1"># npm init</text:span></text:p>
      <text:p text:style-name="P3"/>
      <text:p text:style-name="P3">Then create the index.js file and enter the following in it. </text:p>
      <text:p text:style-name="P3"><text:s text:c="14"/></text:p>
      <text:p text:style-name="P3"><text:s text:c="16"/><text:span text:style-name="T1"># vim index.js</text:span></text:p>
      <text:p text:style-name="P1"/>
      <text:p text:style-name="P4">//Load express module with `require` directive</text:p>
      <text:p text:style-name="P4">var express = require('express')</text:p>
      <text:p text:style-name="P4">var app = express()</text:p>
      <text:p text:style-name="P4"/>
      <text:p text:style-name="P4">//Define request response in root URL (/)</text:p>
      <text:p text:style-name="P4">app.get('/', function (req, res) {</text:p>
      <text:p text:style-name="P4"><text:s text:c="2"/>res.send('Hello World!')</text:p>
      <text:p text:style-name="P4">})</text:p>
      <text:p text:style-name="P4"/>
      <text:p text:style-name="P4">//Launch listening server on port 8081</text:p>
      <text:p text:style-name="P4">app.listen(8081, function () {</text:p>
      <text:p text:style-name="P4"><text:s text:c="2"/>console.log('app listening on port 8081!')</text:p>
      <text:p text:style-name="P4">})</text:p>
      <text:p text:style-name="P4"/>
      <text:p text:style-name="P6">After that you have to create the Dockerfile to build the simple nodejs app.</text:p>
      <text:p text:style-name="P6"/>
      <text:p text:style-name="P8">FROM node:7</text:p>
      <text:p text:style-name="P8"/>
      <text:p text:style-name="P8">WORKDIR /app</text:p>
      <text:p text:style-name="P8"/>
      <text:p text:style-name="P8">COPY package.json /app</text:p>
      <text:p text:style-name="P8"/>
      <text:p text:style-name="P8">RUN npm install express --save</text:p>
      <text:p text:style-name="P8"/>
      <text:p text:style-name="P8">RUN npm install</text:p>
      <text:p text:style-name="P8"/>
      <text:p text:style-name="P8">COPY . /app</text:p>
      <text:p text:style-name="P8"/>
      <text:p text:style-name="P8">EXPOSE 8081</text:p>
      <text:p text:style-name="P8"/>
      <text:p text:style-name="P8">CMD ["node", "index.js"]</text:p>
      <text:p text:style-name="P7"><text:s text:c="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0:08:11.294730155</meta:creation-date>
    <dc:date>2017-09-01T10:30:23.843774974</dc:date>
    <meta:editing-duration>PT14M4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136" meta:character-count="950" meta:non-whitespace-character-count="705"/>
  </office:meta>
</office:document-meta>
</file>